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9064" calcext:value-type="float">
            <text:p>-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6872" calcext:value-type="float">
            <text:p>-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7248" calcext:value-type="float">
            <text:p>-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5912" calcext:value-type="float">
            <text:p>-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5-01-0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6456" calcext:value-type="float">
            <text:p>-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2072" calcext:value-type="float">
            <text:p>-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5872" calcext:value-type="float">
            <text:p>-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1112" calcext:value-type="float">
            <text:p>-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592" calcext:value-type="float">
            <text:p>-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6456" calcext:value-type="float">
            <text:p>-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9984" calcext:value-type="float">
            <text:p>-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168" calcext:value-type="float">
            <text:p>-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6832" calcext:value-type="float">
            <text:p>-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7648" calcext:value-type="float">
            <text:p>-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0112" calcext:value-type="float">
            <text:p>-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0176" calcext:value-type="float">
            <text:p>-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1512" calcext:value-type="float">
            <text:p>-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1992" calcext:value-type="float">
            <text:p>-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74" calcext:value-type="float">
            <text:p>-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8632" calcext:value-type="float">
            <text:p>-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3872" calcext:value-type="float">
            <text:p>-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4832" calcext:value-type="float">
            <text:p>-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44" calcext:value-type="float">
            <text:p>-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9864" calcext:value-type="float">
            <text:p>-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8904" calcext:value-type="float">
            <text:p>-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5856" calcext:value-type="float">
            <text:p>-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596" calcext:value-type="float">
            <text:p>-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6816" calcext:value-type="float">
            <text:p>-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6816" calcext:value-type="float">
            <text:p>-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0824" calcext:value-type="float">
            <text:p>-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7776" calcext:value-type="float">
            <text:p>-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6064" calcext:value-type="float">
            <text:p>-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5688" calcext:value-type="float">
            <text:p>-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544" calcext:value-type="float">
            <text:p>-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968" calcext:value-type="float">
            <text:p>-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3768" calcext:value-type="float">
            <text:p>-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4248" calcext:value-type="float">
            <text:p>-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9112" calcext:value-type="float">
            <text:p>-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3496" calcext:value-type="float">
            <text:p>-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1304" calcext:value-type="float">
            <text:p>-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788" calcext:value-type="float">
            <text:p>-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2368" calcext:value-type="float">
            <text:p>-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5896" calcext:value-type="float">
            <text:p>-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7168" calcext:value-type="float">
            <text:p>-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6312" calcext:value-type="float">
            <text:p>-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6248" calcext:value-type="float">
            <text:p>-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7584" calcext:value-type="float">
            <text:p>-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1112" calcext:value-type="float">
            <text:p>-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544" calcext:value-type="float">
            <text:p>-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9296" calcext:value-type="float">
            <text:p>-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892" calcext:value-type="float">
            <text:p>-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5016" calcext:value-type="float">
            <text:p>-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9984" calcext:value-type="float">
            <text:p>-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088" calcext:value-type="float">
            <text:p>-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136" calcext:value-type="float">
            <text:p>-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6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8624" calcext:value-type="float">
            <text:p>-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0504" calcext:value-type="float">
            <text:p>-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944" calcext:value-type="float">
            <text:p>-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776" calcext:value-type="float">
            <text:p>-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564" calcext:value-type="float">
            <text:p>-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2968" calcext:value-type="float">
            <text:p>-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896" calcext:value-type="float">
            <text:p>-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6664" calcext:value-type="float">
            <text:p>-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608" calcext:value-type="float">
            <text:p>-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5392" calcext:value-type="float">
            <text:p>-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6248" calcext:value-type="float">
            <text:p>-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5496" calcext:value-type="float">
            <text:p>-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0256" calcext:value-type="float">
            <text:p>-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892" calcext:value-type="float">
            <text:p>-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576" calcext:value-type="float">
            <text:p>-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5872" calcext:value-type="float">
            <text:p>-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6144" calcext:value-type="float">
            <text:p>-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3848" calcext:value-type="float">
            <text:p>-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376" calcext:value-type="float">
            <text:p>-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8128" calcext:value-type="float">
            <text:p>-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2888" calcext:value-type="float">
            <text:p>-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6416" calcext:value-type="float">
            <text:p>-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2992" calcext:value-type="float">
            <text:p>-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8232" calcext:value-type="float">
            <text:p>-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184" calcext:value-type="float">
            <text:p>-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0216" calcext:value-type="float">
            <text:p>-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364" calcext:value-type="float">
            <text:p>-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2096" calcext:value-type="float">
            <text:p>-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2" calcext:value-type="float">
            <text:p>-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3808" calcext:value-type="float">
            <text:p>-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288" calcext:value-type="float">
            <text:p>-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3056" calcext:value-type="float">
            <text:p>-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7712" calcext:value-type="float">
            <text:p>-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9424" calcext:value-type="float">
            <text:p>-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2848" calcext:value-type="float">
            <text:p>-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9528" calcext:value-type="float">
            <text:p>-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6" calcext:value-type="float">
            <text:p>-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3432" calcext:value-type="float">
            <text:p>-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672" calcext:value-type="float">
            <text:p>-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0656" calcext:value-type="float">
            <text:p>-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8088" calcext:value-type="float">
            <text:p>-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1136" calcext:value-type="float">
            <text:p>-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752" calcext:value-type="float">
            <text:p>-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1032" calcext:value-type="float">
            <text:p>-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8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5208" calcext:value-type="float">
            <text:p>-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456" calcext:value-type="float">
            <text:p>-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0928" calcext:value-type="float">
            <text:p>-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9216" calcext:value-type="float">
            <text:p>-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6272" calcext:value-type="float">
            <text:p>-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9696" calcext:value-type="float">
            <text:p>-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5884" calcext:value-type="float">
            <text:p>-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6648" calcext:value-type="float">
            <text:p>-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08" calcext:value-type="float">
            <text:p>-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504" calcext:value-type="float">
            <text:p>-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32" calcext:value-type="float">
            <text:p>-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6376" calcext:value-type="float">
            <text:p>-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4664" calcext:value-type="float">
            <text:p>-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7232" calcext:value-type="float">
            <text:p>-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8776" calcext:value-type="float">
            <text:p>-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6856" calcext:value-type="float">
            <text:p>-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952" calcext:value-type="float">
            <text:p>-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9048" calcext:value-type="float">
            <text:p>-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4872" calcext:value-type="float">
            <text:p>-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728" calcext:value-type="float">
            <text:p>-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2512" calcext:value-type="float">
            <text:p>-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9464" calcext:value-type="float">
            <text:p>-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6688" calcext:value-type="float">
            <text:p>-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888" calcext:value-type="float">
            <text:p>-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88608" calcext:value-type="float">
            <text:p>-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316" calcext:value-type="float">
            <text:p>-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0008" calcext:value-type="float">
            <text:p>-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4" calcext:value-type="float">
            <text:p>-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7752" calcext:value-type="float">
            <text:p>-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652" calcext:value-type="float">
            <text:p>-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604" calcext:value-type="float">
            <text:p>-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4328" calcext:value-type="float">
            <text:p>-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176" calcext:value-type="float">
            <text:p>-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7584" calcext:value-type="float">
            <text:p>-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5496" calcext:value-type="float">
            <text:p>-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128" calcext:value-type="float">
            <text:p>-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2448" calcext:value-type="float">
            <text:p>-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1216" calcext:value-type="float">
            <text:p>-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168" calcext:value-type="float">
            <text:p>-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31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0632" calcext:value-type="float">
            <text:p>-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7208" calcext:value-type="float">
            <text:p>-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9984" calcext:value-type="float">
            <text:p>-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176" calcext:value-type="float">
            <text:p>-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5704" calcext:value-type="float">
            <text:p>-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8376" calcext:value-type="float">
            <text:p>-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228" calcext:value-type="float">
            <text:p>-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7248" calcext:value-type="float">
            <text:p>-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2488" calcext:value-type="float">
            <text:p>-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5912" calcext:value-type="float">
            <text:p>-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324" calcext:value-type="float">
            <text:p>-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3512" calcext:value-type="float">
            <text:p>-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5808" calcext:value-type="float">
            <text:p>-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3512" calcext:value-type="float">
            <text:p>-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5536" calcext:value-type="float">
            <text:p>-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6392" calcext:value-type="float">
            <text:p>-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1528" calcext:value-type="float">
            <text:p>-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52" calcext:value-type="float">
            <text:p>-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6456" calcext:value-type="float">
            <text:p>-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4808" calcext:value-type="float">
            <text:p>-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1864" calcext:value-type="float">
            <text:p>-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7584" calcext:value-type="float">
            <text:p>-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048" calcext:value-type="float">
            <text:p>-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7856" calcext:value-type="float">
            <text:p>-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5664" calcext:value-type="float">
            <text:p>-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5392" calcext:value-type="float">
            <text:p>-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8816" calcext:value-type="float">
            <text:p>-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5872" calcext:value-type="float">
            <text:p>-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104" calcext:value-type="float">
            <text:p>-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272" calcext:value-type="float">
            <text:p>-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9776" calcext:value-type="float">
            <text:p>-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2072" calcext:value-type="float">
            <text:p>-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168" calcext:value-type="float">
            <text:p>-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936" calcext:value-type="float">
            <text:p>-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1216" calcext:value-type="float">
            <text:p>-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592" calcext:value-type="float">
            <text:p>-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128" calcext:value-type="float">
            <text:p>-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3032" calcext:value-type="float">
            <text:p>-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9128" calcext:value-type="float">
            <text:p>-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7144" calcext:value-type="float">
            <text:p>-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2864" calcext:value-type="float">
            <text:p>-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1904" calcext:value-type="float">
            <text:p>-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5432" calcext:value-type="float">
            <text:p>-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276" calcext:value-type="float">
            <text:p>-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424" calcext:value-type="float">
            <text:p>-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1216" calcext:value-type="float">
            <text:p>-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1656" calcext:value-type="float">
            <text:p>-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896" calcext:value-type="float">
            <text:p>-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2552" calcext:value-type="float">
            <text:p>-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8168" calcext:value-type="float">
            <text:p>-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3408" calcext:value-type="float">
            <text:p>-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264" calcext:value-type="float">
            <text:p>-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8064" calcext:value-type="float">
            <text:p>-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5704" calcext:value-type="float">
            <text:p>-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0944" calcext:value-type="float">
            <text:p>-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3992" calcext:value-type="float">
            <text:p>-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712" calcext:value-type="float">
            <text:p>-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896" calcext:value-type="float">
            <text:p>-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5704" calcext:value-type="float">
            <text:p>-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8648" calcext:value-type="float">
            <text:p>-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7416" calcext:value-type="float">
            <text:p>-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7312" calcext:value-type="float">
            <text:p>-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792" calcext:value-type="float">
            <text:p>-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696" calcext:value-type="float">
            <text:p>-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4952" calcext:value-type="float">
            <text:p>-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0192" calcext:value-type="float">
            <text:p>-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324" calcext:value-type="float">
            <text:p>-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7728" calcext:value-type="float">
            <text:p>-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2216" calcext:value-type="float">
            <text:p>-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6976" calcext:value-type="float">
            <text:p>-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008" calcext:value-type="float">
            <text:p>-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6744" calcext:value-type="float">
            <text:p>-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6536" calcext:value-type="float">
            <text:p>-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4072" calcext:value-type="float">
            <text:p>-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7872" calcext:value-type="float">
            <text:p>-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24928" calcext:value-type="float">
            <text:p>-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948" calcext:value-type="float">
            <text:p>-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2736" calcext:value-type="float">
            <text:p>-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5096" calcext:value-type="float">
            <text:p>-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6056" calcext:value-type="float">
            <text:p>-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7016" calcext:value-type="float">
            <text:p>-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1672" calcext:value-type="float">
            <text:p>-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7392" calcext:value-type="float">
            <text:p>-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1192" calcext:value-type="float">
            <text:p>-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3712" calcext:value-type="float">
            <text:p>-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6264" calcext:value-type="float">
            <text:p>-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5304" calcext:value-type="float">
            <text:p>-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4" calcext:value-type="float">
            <text:p>-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8728" calcext:value-type="float">
            <text:p>-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568" calcext:value-type="float">
            <text:p>-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044" calcext:value-type="float">
            <text:p>-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092" calcext:value-type="float">
            <text:p>-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0544" calcext:value-type="float">
            <text:p>-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5784" calcext:value-type="float">
            <text:p>-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9104" calcext:value-type="float">
            <text:p>-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996" calcext:value-type="float">
            <text:p>-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52" calcext:value-type="float">
            <text:p>-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8624" calcext:value-type="float">
            <text:p>-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2152" calcext:value-type="float">
            <text:p>-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9208" calcext:value-type="float">
            <text:p>-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472" calcext:value-type="float">
            <text:p>-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6432" calcext:value-type="float">
            <text:p>-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9" calcext:value-type="float">
            <text:p>-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0712" calcext:value-type="float">
            <text:p>-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6328" calcext:value-type="float">
            <text:p>-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1568" calcext:value-type="float">
            <text:p>-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424" calcext:value-type="float">
            <text:p>-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57288" calcext:value-type="float">
            <text:p>-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6912" calcext:value-type="float">
            <text:p>-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852" calcext:value-type="float">
            <text:p>-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9752" calcext:value-type="float">
            <text:p>-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0608" calcext:value-type="float">
            <text:p>-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4032" calcext:value-type="float">
            <text:p>-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708" calcext:value-type="float">
            <text:p>-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4992" calcext:value-type="float">
            <text:p>-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232" calcext:value-type="float">
            <text:p>-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3656" calcext:value-type="float">
            <text:p>-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708" calcext:value-type="float">
            <text:p>-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9168" calcext:value-type="float">
            <text:p>-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448" calcext:value-type="float">
            <text:p>-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3072" calcext:value-type="float">
            <text:p>-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0984" calcext:value-type="float">
            <text:p>-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8312" calcext:value-type="float">
            <text:p>-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7456" calcext:value-type="float">
            <text:p>-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8416" calcext:value-type="float">
            <text:p>-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71944" calcext:value-type="float">
            <text:p>-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8688" calcext:value-type="float">
            <text:p>-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1736" calcext:value-type="float">
            <text:p>-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9648" calcext:value-type="float">
            <text:p>-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86016" calcext:value-type="float">
            <text:p>-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824" calcext:value-type="float">
            <text:p>-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6288" calcext:value-type="float">
            <text:p>-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7624" calcext:value-type="float">
            <text:p>-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896" calcext:value-type="float">
            <text:p>-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1256" calcext:value-type="float">
            <text:p>-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612" calcext:value-type="float">
            <text:p>-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0504" calcext:value-type="float">
            <text:p>-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4888" calcext:value-type="float">
            <text:p>-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7936" calcext:value-type="float">
            <text:p>-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1464" calcext:value-type="float">
            <text:p>-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7184" calcext:value-type="float">
            <text:p>-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5744" calcext:value-type="float">
            <text:p>-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28" calcext:value-type="float">
            <text:p>-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50024" calcext:value-type="float">
            <text:p>-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4784" calcext:value-type="float">
            <text:p>-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4304" calcext:value-type="float">
            <text:p>-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8208" calcext:value-type="float">
            <text:p>-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516" calcext:value-type="float">
            <text:p>-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8584" calcext:value-type="float">
            <text:p>-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1152" calcext:value-type="float">
            <text:p>-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704" calcext:value-type="float">
            <text:p>-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136" calcext:value-type="float">
            <text:p>-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3512" calcext:value-type="float">
            <text:p>-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176" calcext:value-type="float">
            <text:p>-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2176" calcext:value-type="float">
            <text:p>-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3408" calcext:value-type="float">
            <text:p>-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988" calcext:value-type="float">
            <text:p>-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592" calcext:value-type="float">
            <text:p>-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6352" calcext:value-type="float">
            <text:p>-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784" calcext:value-type="float">
            <text:p>-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892" calcext:value-type="float">
            <text:p>-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368" calcext:value-type="float">
            <text:p>-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4536" calcext:value-type="float">
            <text:p>-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1864" calcext:value-type="float">
            <text:p>-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2344" calcext:value-type="float">
            <text:p>-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1384" calcext:value-type="float">
            <text:p>-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672" calcext:value-type="float">
            <text:p>-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912" calcext:value-type="float">
            <text:p>-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4056" calcext:value-type="float">
            <text:p>-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0528" calcext:value-type="float">
            <text:p>-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6624" calcext:value-type="float">
            <text:p>-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3096" calcext:value-type="float">
            <text:p>-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28" calcext:value-type="float">
            <text:p>-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3264" calcext:value-type="float">
            <text:p>-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6792" calcext:value-type="float">
            <text:p>-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552" calcext:value-type="float">
            <text:p>-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4224" calcext:value-type="float">
            <text:p>-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3744" calcext:value-type="float">
            <text:p>-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936" calcext:value-type="float">
            <text:p>-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8504" calcext:value-type="float">
            <text:p>-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6208" calcext:value-type="float">
            <text:p>-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9736" calcext:value-type="float">
            <text:p>-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1448" calcext:value-type="float">
            <text:p>-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412" calcext:value-type="float">
            <text:p>-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496" calcext:value-type="float">
            <text:p>-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5456" calcext:value-type="float">
            <text:p>-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4016" calcext:value-type="float">
            <text:p>-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7064" calcext:value-type="float">
            <text:p>-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4768" calcext:value-type="float">
            <text:p>-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172" calcext:value-type="float">
            <text:p>-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648" calcext:value-type="float">
            <text:p>-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9152" calcext:value-type="float">
            <text:p>-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552" calcext:value-type="float">
            <text:p>-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2576" calcext:value-type="float">
            <text:p>-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7816" calcext:value-type="float">
            <text:p>-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1072" calcext:value-type="float">
            <text:p>-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5352" calcext:value-type="float">
            <text:p>-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3536" calcext:value-type="float">
            <text:p>-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8296" calcext:value-type="float">
            <text:p>-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0592" calcext:value-type="float">
            <text:p>-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8024" calcext:value-type="float">
            <text:p>-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2408" calcext:value-type="float">
            <text:p>-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2032" calcext:value-type="float">
            <text:p>-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984" calcext:value-type="float">
            <text:p>-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94704" calcext:value-type="float">
            <text:p>-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604" calcext:value-type="float">
            <text:p>-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136" calcext:value-type="float">
            <text:p>-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2616" calcext:value-type="float">
            <text:p>-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3952" calcext:value-type="float">
            <text:p>-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2824" calcext:value-type="float">
            <text:p>-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416" calcext:value-type="float">
            <text:p>-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464" calcext:value-type="float">
            <text:p>-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1216" calcext:value-type="float">
            <text:p>-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3408" calcext:value-type="float">
            <text:p>-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9024" calcext:value-type="float">
            <text:p>-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0736" calcext:value-type="float">
            <text:p>-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5976" calcext:value-type="float">
            <text:p>-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9504" calcext:value-type="float">
            <text:p>-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084" calcext:value-type="float">
            <text:p>-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3888" calcext:value-type="float">
            <text:p>-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32" calcext:value-type="float">
            <text:p>-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6184" calcext:value-type="float">
            <text:p>-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18" calcext:value-type="float">
            <text:p>-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4368" calcext:value-type="float">
            <text:p>-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0568" calcext:value-type="float">
            <text:p>-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8856" calcext:value-type="float">
            <text:p>-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4576" calcext:value-type="float">
            <text:p>-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0672" calcext:value-type="float">
            <text:p>-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5056" calcext:value-type="float">
            <text:p>-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384" calcext:value-type="float">
            <text:p>-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4096" calcext:value-type="float">
            <text:p>-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48" calcext:value-type="float">
            <text:p>-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008" calcext:value-type="float">
            <text:p>-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0296" calcext:value-type="float">
            <text:p>-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372" calcext:value-type="float">
            <text:p>-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9816" calcext:value-type="float">
            <text:p>-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5912" calcext:value-type="float">
            <text:p>-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42" calcext:value-type="float">
            <text:p>-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468" calcext:value-type="float">
            <text:p>-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7352" calcext:value-type="float">
            <text:p>-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7832" calcext:value-type="float">
            <text:p>-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66" calcext:value-type="float">
            <text:p>-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2696" calcext:value-type="float">
            <text:p>-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0184" calcext:value-type="float">
            <text:p>-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3552" calcext:value-type="float">
            <text:p>-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6224" calcext:value-type="float">
            <text:p>-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14616" calcext:value-type="float">
            <text:p>-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3968" calcext:value-type="float">
            <text:p>-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9856" calcext:value-type="float">
            <text:p>-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6808" calcext:value-type="float">
            <text:p>-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42048" calcext:value-type="float">
            <text:p>-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2904" calcext:value-type="float">
            <text:p>-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0232" calcext:value-type="float">
            <text:p>-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5472" calcext:value-type="float">
            <text:p>-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0336" calcext:value-type="float">
            <text:p>-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1776" calcext:value-type="float">
            <text:p>-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2256" calcext:value-type="float">
            <text:p>-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1296" calcext:value-type="float">
            <text:p>-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8248" calcext:value-type="float">
            <text:p>-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1484" calcext:value-type="float">
            <text:p>-7.301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721290322581" calcext:value-type="float">
            <text:p>-7.197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561677419355" calcext:value-type="float">
            <text:p>-7.0856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0896" calcext:value-type="float">
            <text:p>-7.01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901212903226" calcext:value-type="float">
            <text:p>-6.8690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1988" calcext:value-type="float">
            <text:p>-6.7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296877419355" calcext:value-type="float">
            <text:p>-6.4729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662425806452" calcext:value-type="float">
            <text:p>-6.3466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43688" calcext:value-type="float">
            <text:p>-6.35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164438709677" calcext:value-type="float">
            <text:p>-6.4216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3408" calcext:value-type="float">
            <text:p>-6.63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222787096774" calcext:value-type="float">
            <text:p>-6.862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182924137931" calcext:value-type="float">
            <text:p>-6.8318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298012903226" calcext:value-type="float">
            <text:p>-6.6129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735277419355" calcext:value-type="float">
            <text:p>-6.4973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46176" calcext:value-type="float">
            <text:p>-6.41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741677419355" calcext:value-type="float">
            <text:p>-6.2474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77216" calcext:value-type="float">
            <text:p>-6.35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810529032258" calcext:value-type="float">
            <text:p>-6.0781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400490322581" calcext:value-type="float">
            <text:p>-5.91400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21392" calcext:value-type="float">
            <text:p>-6.09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210683870968" calcext:value-type="float">
            <text:p>-6.5821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97552" calcext:value-type="float">
            <text:p>-6.82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497470967742" calcext:value-type="float">
            <text:p>-7.134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283457142857" calcext:value-type="float">
            <text:p>-7.1128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996051612903" calcext:value-type="float">
            <text:p>-6.9599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941703225807" calcext:value-type="float">
            <text:p>-6.839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4248" calcext:value-type="float">
            <text:p>-6.6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0152" calcext:value-type="float">
            <text:p>-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92656" calcext:value-type="float">
            <text:p>-6.51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610941935484" calcext:value-type="float">
            <text:p>-6.406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233264516129" calcext:value-type="float">
            <text:p>-6.4223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65048" calcext:value-type="float">
            <text:p>-6.42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248877419355" calcext:value-type="float">
            <text:p>-6.442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5248" calcext:value-type="float">
            <text:p>-6.58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099019354839" calcext:value-type="float">
            <text:p>-6.8409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8684137931" calcext:value-type="float">
            <text:p>-7.0138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494694736842" calcext:value-type="float">
            <text:p>-6.974946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732685714286" calcext:value-type="float">
            <text:p>-6.6973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727767741936" calcext:value-type="float">
            <text:p>-6.4372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094" calcext:value-type="float">
            <text:p>-6.2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2442" calcext:value-type="float">
            <text:p>-5.822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922608695652" calcext:value-type="float">
            <text:p>-5.569226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3148" calcext:value-type="float">
            <text:p>-5.88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29416" calcext:value-type="float">
            <text:p>-6.21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5174" calcext:value-type="float">
            <text:p>-6.345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768851612903" calcext:value-type="float">
            <text:p>-6.3076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65672" calcext:value-type="float">
            <text:p>-6.2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3739" calcext:value-type="float">
            <text:p>-6.293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7224" calcext:value-type="float">
            <text:p>-6.2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52208" calcext:value-type="float">
            <text:p>-5.8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7655587096774" calcext:value-type="float">
            <text:p>-5.6765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693729032258" calcext:value-type="float">
            <text:p>-5.876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2708" calcext:value-type="float">
            <text:p>-6.17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840541935484" calcext:value-type="float">
            <text:p>-6.488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57496" calcext:value-type="float">
            <text:p>-6.8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303741935484" calcext:value-type="float">
            <text:p>-6.973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991889655172" calcext:value-type="float">
            <text:p>-7.049918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249961290323" calcext:value-type="float">
            <text:p>-6.9224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732335483871" calcext:value-type="float">
            <text:p>-6.827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4556" calcext:value-type="float">
            <text:p>-6.7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712525" calcext:value-type="float">
            <text:p>-6.717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35152" calcext:value-type="float">
            <text:p>-6.43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57455483871" calcext:value-type="float">
            <text:p>-6.075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683725" calcext:value-type="float">
            <text:p>-5.9368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46488" calcext:value-type="float">
            <text:p>-6.05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67305" calcext:value-type="float">
            <text:p>-6.6067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61632" calcext:value-type="float">
            <text:p>-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65135" calcext:value-type="float">
            <text:p>-7.1565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485342857143" calcext:value-type="float">
            <text:p>-7.15485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36385" calcext:value-type="float">
            <text:p>-7.0136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423483870968" calcext:value-type="float">
            <text:p>-6.8442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943458064516" calcext:value-type="float">
            <text:p>-6.7094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4945" calcext:value-type="float">
            <text:p>-6.6234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82472" calcext:value-type="float">
            <text:p>-6.44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32114285714" calcext:value-type="float">
            <text:p>-6.3613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702646153846" calcext:value-type="float">
            <text:p>-6.3370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648542857143" calcext:value-type="float">
            <text:p>-6.49648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250666666667" calcext:value-type="float">
            <text:p>-6.93250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3589236363636" calcext:value-type="float">
            <text:p>-7.03589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060235294118" calcext:value-type="float">
            <text:p>-7.06060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004857142857" calcext:value-type="float">
            <text:p>-6.9200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1617" calcext:value-type="float">
            <text:p>-6.8416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10864" calcext:value-type="float">
            <text:p>-6.7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381376" calcext:value-type="float">
            <text:p>-6.63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81855483871" calcext:value-type="float">
            <text:p>-6.548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11352" calcext:value-type="float">
            <text:p>-6.44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443819354839" calcext:value-type="float">
            <text:p>-6.2344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985454545455" calcext:value-type="float">
            <text:p>-6.10985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39224" calcext:value-type="float">
            <text:p>-6.03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6772" calcext:value-type="float">
            <text:p>-6.1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4552" calcext:value-type="float">
            <text:p>-6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8415" calcext:value-type="float">
            <text:p>-6.368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863771428572" calcext:value-type="float">
            <text:p>-6.4086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956925" calcext:value-type="float">
            <text:p>-6.4595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194529032258" calcext:value-type="float">
            <text:p>-6.3219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61216" calcext:value-type="float">
            <text:p>-6.25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38205" calcext:value-type="float">
            <text:p>-6.1838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37016" calcext:value-type="float">
            <text:p>-5.94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55715" calcext:value-type="float">
            <text:p>-5.7155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7548" calcext:value-type="float">
            <text:p>-5.5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27168" calcext:value-type="float">
            <text:p>-5.5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268525" calcext:value-type="float">
            <text:p>-5.4826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83832" calcext:value-type="float">
            <text:p>-5.75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8388" calcext:value-type="float">
            <text:p>-5.89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364457142857" calcext:value-type="float">
            <text:p>-5.9736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5599" calcext:value-type="float">
            <text:p>-5.9355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230451612903" calcext:value-type="float">
            <text:p>-5.9023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470503225806" calcext:value-type="float">
            <text:p>-5.7147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498890322581" calcext:value-type="float">
            <text:p>-5.4049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9032" calcext:value-type="float">
            <text:p>-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331825" calcext:value-type="float">
            <text:p>-5.2133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016" calcext:value-type="float">
            <text:p>-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582141935484" calcext:value-type="float">
            <text:p>-5.6258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97264" calcext:value-type="float">
            <text:p>-5.989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77075" calcext:value-type="float">
            <text:p>-6.16677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412971428571" calcext:value-type="float">
            <text:p>-6.15412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660747826087" calcext:value-type="float">
            <text:p>-5.866074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38167741935" calcext:value-type="float">
            <text:p>-5.74538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306812903226" calcext:value-type="float">
            <text:p>-5.793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185935483871" calcext:value-type="float">
            <text:p>-5.781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918141935484" calcext:value-type="float">
            <text:p>-5.8391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32855" calcext:value-type="float">
            <text:p>-5.7132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015329032258" calcext:value-type="float">
            <text:p>-5.700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7128" calcext:value-type="float">
            <text:p>-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993275" calcext:value-type="float">
            <text:p>-6.3199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2683767741936" calcext:value-type="float">
            <text:p>-6.7268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771070967742" calcext:value-type="float">
            <text:p>-6.9277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3227" calcext:value-type="float">
            <text:p>-6.73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03425" calcext:value-type="float">
            <text:p>-6.3700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034967741935" calcext:value-type="float">
            <text:p>-5.8703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61816" calcext:value-type="float">
            <text:p>-5.46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61895" calcext:value-type="float">
            <text:p>-5.3261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39156" calcext:value-type="float">
            <text:p>-5.4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786374193548" calcext:value-type="float">
            <text:p>-5.177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423825" calcext:value-type="float">
            <text:p>-4.9542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3624" calcext:value-type="float">
            <text:p>-4.85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876" calcext:value-type="float">
            <text:p>-4.849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3165969230769" calcext:value-type="float">
            <text:p>-5.131659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371" calcext:value-type="float">
            <text:p>-5.254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551914285714" calcext:value-type="float">
            <text:p>-5.40551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0482" calcext:value-type="float">
            <text:p>-5.380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260619354839" calcext:value-type="float">
            <text:p>-5.2926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2692" calcext:value-type="float">
            <text:p>-5.28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082666666667" calcext:value-type="float">
            <text:p>-4.9208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02824" calcext:value-type="float">
            <text:p>-4.8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2072" calcext:value-type="float">
            <text:p>-4.4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722322580645" calcext:value-type="float">
            <text:p>-4.207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006215384615" calcext:value-type="float">
            <text:p>-4.19006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531974193548" calcext:value-type="float">
            <text:p>-4.635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006" calcext:value-type="float">
            <text:p>-5.001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230742857143" calcext:value-type="float">
            <text:p>-5.0723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93422222222" calcext:value-type="float">
            <text:p>-4.9629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846580645161" calcext:value-type="float">
            <text:p>-4.808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216" calcext:value-type="float">
            <text:p>-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03490909091" calcext:value-type="float">
            <text:p>-4.401034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446222222222" calcext:value-type="float">
            <text:p>-4.2344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721187096774" calcext:value-type="float">
            <text:p>-4.0672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7635" calcext:value-type="float">
            <text:p>-3.937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00611764706" calcext:value-type="float">
            <text:p>-4.352006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7952" calcext:value-type="float">
            <text:p>-4.73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388923076923" calcext:value-type="float">
            <text:p>-5.0338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947257142857" calcext:value-type="float">
            <text:p>-5.3594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67884" calcext:value-type="float">
            <text:p>-5.1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100717241379" calcext:value-type="float">
            <text:p>-5.64100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853230769231" calcext:value-type="float">
            <text:p>-5.54853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683380645161" calcext:value-type="float">
            <text:p>-5.466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87696" calcext:value-type="float">
            <text:p>-5.59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0045" calcext:value-type="float">
            <text:p>-5.370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751638709677" calcext:value-type="float">
            <text:p>-5.39751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170348387097" calcext:value-type="float">
            <text:p>-5.5917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853909677419" calcext:value-type="float">
            <text:p>-6.058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80567741936" calcext:value-type="float">
            <text:p>-6.47080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124945454545" calcext:value-type="float">
            <text:p>-7.04124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155314285714" calcext:value-type="float">
            <text:p>-7.2015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865316129032" calcext:value-type="float">
            <text:p>-7.118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6093780645161" calcext:value-type="float">
            <text:p>-7.060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34888" calcext:value-type="float">
            <text:p>-6.93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049025" calcext:value-type="float">
            <text:p>-6.9704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434477419355" calcext:value-type="float">
            <text:p>-6.814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728309677419" calcext:value-type="float">
            <text:p>-6.6772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672925" calcext:value-type="float">
            <text:p>-6.5967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061572413793" calcext:value-type="float">
            <text:p>-6.66061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258064516129" calcext:value-type="float">
            <text:p>-6.882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0371406451613" calcext:value-type="float">
            <text:p>-7.0037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255148387097" calcext:value-type="float">
            <text:p>-7.0425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144524137931" calcext:value-type="float">
            <text:p>-7.114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864748387097" calcext:value-type="float">
            <text:p>-7.0486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050425806452" calcext:value-type="float">
            <text:p>-6.9105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94784" calcext:value-type="float">
            <text:p>-6.7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18081244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476368" calcext:value-type="float">
            <text:p>-6.8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0" meta:object-count="0"/>
    <meta:user-defined meta:name="AppVersion">3.0</meta:user-defined>
  </office:meta>
</office:document-meta>
</file>